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tyle="normal" officeooo:rsid="001539c7" officeooo:paragraph-rsid="001539c7" style:font-style-asian="normal" style:font-style-complex="normal"/>
    </style:style>
    <style:style style:name="P2" style:family="paragraph" style:parent-style-name="Standard">
      <style:text-properties fo:font-style="normal" officeooo:rsid="001539c7" officeooo:paragraph-rsid="00166d73" style:font-style-asian="normal" style:font-style-complex="normal"/>
    </style:style>
    <style:style style:name="P3" style:family="paragraph" style:parent-style-name="Standard">
      <style:text-properties fo:font-style="normal" officeooo:rsid="001539c7" officeooo:paragraph-rsid="001ac11a" style:font-style-asian="normal" style:font-style-complex="normal"/>
    </style:style>
    <style:style style:name="P4" style:family="paragraph" style:parent-style-name="Standard">
      <style:text-properties fo:font-style="normal" officeooo:rsid="0014ad74" officeooo:paragraph-rsid="0014ad74" style:font-style-asian="normal" style:font-style-complex="normal"/>
    </style:style>
    <style:style style:name="P5" style:family="paragraph" style:parent-style-name="Standard">
      <style:text-properties fo:font-style="normal" officeooo:rsid="001546fc" officeooo:paragraph-rsid="001546fc" style:font-style-asian="normal" style:font-style-complex="normal"/>
    </style:style>
    <style:style style:name="P6" style:family="paragraph" style:parent-style-name="Standard">
      <style:text-properties fo:font-style="normal" officeooo:rsid="001546fc" officeooo:paragraph-rsid="001539c7" style:font-style-asian="normal" style:font-style-complex="normal"/>
    </style:style>
    <style:style style:name="P7" style:family="paragraph" style:parent-style-name="Standard">
      <style:text-properties fo:font-style="normal" officeooo:paragraph-rsid="0014ad74" style:font-style-asian="normal" style:font-style-complex="normal"/>
    </style:style>
    <style:style style:name="P8" style:family="paragraph" style:parent-style-name="Standard">
      <style:text-properties fo:font-style="normal" officeooo:rsid="00176708" officeooo:paragraph-rsid="00176708" style:font-style-asian="normal" style:font-style-complex="normal"/>
    </style:style>
    <style:style style:name="P9" style:family="paragraph" style:parent-style-name="Standard">
      <style:text-properties fo:font-style="normal" fo:font-weight="bold" officeooo:rsid="0014ad74" officeooo:paragraph-rsid="0014ad74" style:font-style-asian="normal" style:font-weight-asian="bold" style:font-style-complex="normal" style:font-weight-complex="bold"/>
    </style:style>
    <style:style style:name="P10" style:family="paragraph" style:parent-style-name="Table_20_Contents">
      <style:text-properties officeooo:rsid="001a123d" officeooo:paragraph-rsid="001a123d"/>
    </style:style>
    <style:style style:name="P11" style:family="paragraph" style:parent-style-name="Table_20_Contents">
      <style:text-properties officeooo:rsid="001ac11a" officeooo:paragraph-rsid="001ac11a"/>
    </style:style>
    <style:style style:name="P12" style:family="paragraph" style:parent-style-name="Table_20_Contents">
      <style:text-properties officeooo:rsid="001bf477" officeooo:paragraph-rsid="001bf477"/>
    </style:style>
    <style:style style:name="P13" style:family="paragraph" style:parent-style-name="Standard">
      <style:text-properties fo:font-style="normal" officeooo:rsid="001d14c1" officeooo:paragraph-rsid="001d14c1" style:font-style-asian="normal" style:font-style-complex="normal"/>
    </style:style>
    <style:style style:name="T1" style:family="text">
      <style:text-properties officeooo:rsid="0014ad74"/>
    </style:style>
    <style:style style:name="T2" style:family="text">
      <style:text-properties officeooo:rsid="001546fc"/>
    </style:style>
    <style:style style:name="T3" style:family="text">
      <style:text-properties officeooo:rsid="00166d73"/>
    </style:style>
    <style:style style:name="T4" style:family="text">
      <style:text-properties officeooo:rsid="001863f2"/>
    </style:style>
    <style:style style:name="T5" style:family="text">
      <style:text-properties officeooo:rsid="001a123d"/>
    </style:style>
    <style:style style:name="T6" style:family="text">
      <style:text-properties officeooo:rsid="001ac11a"/>
    </style:style>
    <style:style style:name="T7" style:family="text">
      <style:text-properties officeooo:rsid="001b40f3"/>
    </style:style>
    <style:style style:name="T8" style:family="text">
      <style:text-properties officeooo:rsid="001bf477"/>
    </style:style>
    <style:style style:name="T9" style:family="text">
      <style:text-properties officeooo:rsid="001c26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REST-basierte Storage Loesung <text:span text:style-name="T2">(GameKeyServer)</text:span></text:p>
      <text:p text:style-name="P4"/>
      <text:p text:style-name="P2">Der 'GameKeyServer' dient als REST-basierte Storage Loesung. <text:span text:style-name="T3">Der 'GameKeyServer' ist nur ueber eine Schnittstelle, z.B. mittels unserer 'GameKey' Klasse, ansprechbar.</text:span></text:p>
      <text:p text:style-name="P1"/>
      <text:p text:style-name="P1">Der 'GameKeyServer' wird mittels des aufrufen des Konstruktors gestartet. Der Konstruktor benoetigt den Host und Port, auf dem d<text:span text:style-name="T4">er 'GameKeyServer'</text:span> auf eingehende Anfragen horcht.</text:p>
      <text:p text:style-name="P5">Eingehende Anfragen werden bei zulaessigen <text:span text:style-name="T7">URLs und</text:span> H<text:span text:style-name="T7">TTP</text:span> Methoden, siehe <text:span text:style-name="T7">untere Tabelle</text:span>, bearbeitet.</text:p>
      <text:p text:style-name="P1"/>
      <text:p text:style-name="P1">Ein 'GameKeyServer' Objektzustand umfasst in unserer Implementierung</text:p>
      <text:p text:style-name="P1"/>
      <text:p text:style-name="P1">- die 'textfileUsers' Liste mit allen gespeicherten Nutz<text:span text:style-name="T7">ern</text:span></text:p>
      <text:p text:style-name="P1"/>
      <text:p text:style-name="P1">- die 'textfileGames' Liste mit allen gespeicherten Spielen</text:p>
      <text:p text:style-name="P1"/>
      <text:p text:style-name="P1">- die 'textfileGamestates' Liste mit allen gespeicherten <text:span text:style-name="T7">Gamestates</text:span></text:p>
      <text:p text:style-name="P1"/>
      <text:p text:style-name="P1">- sowie der 'uri' des GameKey Servers.</text:p>
      <text:p text:style-name="P1"/>
      <text:p text:style-name="P6">Nach jeder Schreiboperationen auf die oben genannten Listen werden <text:s/>in der jeweiligen dazugehoerigen ' .json' Datei serialisiert. Dies senkt die Performance, dadurch erhaelt man aber Persistenz, Debug-Moeglichkeiten und moeglichst wenig Datenverlust. Diese Dateien sind nur eine 1:1 JSON Serialisierung der internen, oben genannten, Datenstrukturen(Listen). Dadurch ist es aber moeglich, bei einem Versagen des 'GameKeyServer', den 'GameKeyServer' erneut zu starten und die vorhandenen Daten werden eingelesen und somit wieder abrufbar fuer die Anfragen.</text:p>
      <text:p text:style-name="P1"/>
      <text:p text:style-name="P3"><text:span text:style-name="T6">In der</text:span> Nachfolgende<text:span text:style-name="T6">n</text:span> Tabelle <text:span text:style-name="T6">sind</text:span> alle <text:span text:style-name="T7">zulaessigen</text:span> URLs und HTTP Methoden erkl<text:span text:style-name="T6">ae</text:span>rt. <text:span text:style-name="T6">Zudem wird die Rueckgabe behandelt. Die Rueckgabecodes koennen dem Code entnommen werden. Prinzipiell gilt: 200 = erfolgreicher Request, 400 &amp;&amp; &gt;400 = erfolgloser Request.</text:span></text:p>
      <text:p text:style-name="P4"/>
      <table:table table:name="Tabelle1" table:style-name="Tabelle1">
        <table:table-column table:style-name="Tabelle1.A" table:number-columns-repeated="3"/>
        <table:table-row>
          <table:table-cell table:style-name="Tabelle1.A1" office:value-type="string">
            <text:p text:style-name="P10">Ressource</text:p>
          </table:table-cell>
          <table:table-cell table:style-name="Tabelle1.A1" office:value-type="string">
            <text:p text:style-name="P10">Methode</text:p>
          </table:table-cell>
          <table:table-cell table:style-name="Tabelle1.C1" office:value-type="string">
            <text:p text:style-name="P10">Erklaerung</text:p>
          </table:table-cell>
        </table:table-row>
        <table:table-row>
          <table:table-cell table:style-name="Tabelle1.A2" office:value-type="string">
            <text:p text:style-name="Table_20_Contents">/<text:span text:style-name="T5">user</text:span></text:p>
          </table:table-cell>
          <table:table-cell table:style-name="Tabelle1.A2" office:value-type="string">
            <text:p text:style-name="P10">POST</text:p>
          </table:table-cell>
          <table:table-cell table:style-name="Tabelle1.C2" office:value-type="string">
            <text:p text:style-name="P10">Erstellt einen neuen Nutzer im GameKeyServer</text:p>
          </table:table-cell>
        </table:table-row>
        <table:table-row>
          <table:table-cell table:style-name="Tabelle1.A2" office:value-type="string">
            <text:p text:style-name="Table_20_Contents">/<text:span text:style-name="T5">users</text:span></text:p>
          </table:table-cell>
          <table:table-cell table:style-name="Tabelle1.A2" office:value-type="string">
            <text:p text:style-name="P10">GET</text:p>
          </table:table-cell>
          <table:table-cell table:style-name="Tabelle1.C2" office:value-type="string">
            <text:p text:style-name="P10">Liefert alle Nutzer <text:span text:style-name="T6">im JSON Format</text:span></text:p>
          </table:table-cell>
        </table:table-row>
        <table:table-row>
          <table:table-cell table:style-name="Tabelle1.A2" office:value-type="string">
            <text:p text:style-name="Table_20_Contents">/<text:span text:style-name="T5">user/:id</text:span></text:p>
          </table:table-cell>
          <table:table-cell table:style-name="Tabelle1.A2" office:value-type="string">
            <text:p text:style-name="P10">GET</text:p>
          </table:table-cell>
          <table:table-cell table:style-name="Tabelle1.C2" office:value-type="string">
            <text:p text:style-name="P10">Gibt Nutzerdaten <text:span text:style-name="T6">im</text:span> JSON <text:span text:style-name="T6">Format</text:span> zu einem Nutzer mit der ID :id aus. <text:span text:style-name="T6">Der Nutzer muss sich mit seinem Passwort authentifizieren.</text:span></text:p>
          </table:table-cell>
        </table:table-row>
        <table:table-row>
          <table:table-cell table:style-name="Tabelle1.A2" office:value-type="string">
            <text:p text:style-name="Table_20_Contents">/<text:span text:style-name="T6">user/:id</text:span></text:p>
          </table:table-cell>
          <table:table-cell table:style-name="Tabelle1.A2" office:value-type="string">
            <text:p text:style-name="P11">PUT</text:p>
          </table:table-cell>
          <table:table-cell table:style-name="Tabelle1.C2" office:value-type="string">
            <text:p text:style-name="P11">Aktualisiert einen Nutzer mit der ID :id. Der aktualisierte Nutzer wird im JSON Format ausgegeben. <text:s/><text:span text:style-name="T8">Der Nutzer muss sich mit seinem Password authentifizieren.</text:span></text:p>
          </table:table-cell>
        </table:table-row>
        <table:table-row>
          <table:table-cell table:style-name="Tabelle1.A2" office:value-type="string">
            <text:p text:style-name="Table_20_Contents">/<text:span text:style-name="T6">user/:id</text:span></text:p>
          </table:table-cell>
          <table:table-cell table:style-name="Tabelle1.A2" office:value-type="string">
            <text:p text:style-name="P11">DELETE</text:p>
          </table:table-cell>
          <table:table-cell table:style-name="Tabelle1.C2" office:value-type="string">
            <text:p text:style-name="P11">Loescht Nutzer <text:s/>und alle Gamestates aus dem GameKeyServer mit der ID :id. <text:soft-page-break/>Der Nutzer muss sich mit seinem Password authentifizieren.</text:p>
          </table:table-cell>
        </table:table-row>
        <table:table-row>
          <table:table-cell table:style-name="Tabelle1.A2" office:value-type="string">
            <text:p text:style-name="Table_20_Contents">/<text:span text:style-name="T6">game</text:span></text:p>
          </table:table-cell>
          <table:table-cell table:style-name="Tabelle1.A2" office:value-type="string">
            <text:p text:style-name="P11">POST</text:p>
          </table:table-cell>
          <table:table-cell table:style-name="Tabelle1.C2" office:value-type="string">
            <text:p text:style-name="P11">Erstellt ein neues Spiel im GameKeyServer.</text:p>
          </table:table-cell>
        </table:table-row>
        <table:table-row>
          <table:table-cell table:style-name="Tabelle1.A2" office:value-type="string">
            <text:p text:style-name="Table_20_Contents">/<text:span text:style-name="T6">games</text:span></text:p>
          </table:table-cell>
          <table:table-cell table:style-name="Tabelle1.A2" office:value-type="string">
            <text:p text:style-name="P11">GET</text:p>
          </table:table-cell>
          <table:table-cell table:style-name="Tabelle1.C2" office:value-type="string">
            <text:p text:style-name="P11">Liefert alle Spiele im JSON Format.</text:p>
          </table:table-cell>
        </table:table-row>
        <table:table-row>
          <table:table-cell table:style-name="Tabelle1.A2" office:value-type="string">
            <text:p text:style-name="Table_20_Contents">/<text:span text:style-name="T6">game/:id</text:span></text:p>
          </table:table-cell>
          <table:table-cell table:style-name="Tabelle1.A2" office:value-type="string">
            <text:p text:style-name="P11">GET</text:p>
          </table:table-cell>
          <table:table-cell table:style-name="Tabelle1.C2" office:value-type="string">
            <text:p text:style-name="P11">Liest Spieldaten zu einem bestimmten Spiel im JSON Format mit der ID :id aus. Das Spiel muss sich mit dem Geheimniss('secret') <text:span text:style-name="T8">authentifizieren.</text:span></text:p>
          </table:table-cell>
        </table:table-row>
        <table:table-row>
          <table:table-cell table:style-name="Tabelle1.A2" office:value-type="string">
            <text:p text:style-name="Table_20_Contents">/<text:span text:style-name="T8">game/:id</text:span></text:p>
          </table:table-cell>
          <table:table-cell table:style-name="Tabelle1.A2" office:value-type="string">
            <text:p text:style-name="P12">PUT</text:p>
          </table:table-cell>
          <table:table-cell table:style-name="Tabelle1.C2" office:value-type="string">
            <text:p text:style-name="P12">Aktualisiert die Spieldaten fuer ein Spiel mit der ID :id. Das aktualisierte Spiel wird im JSON Format ausgegeben.</text:p>
          </table:table-cell>
        </table:table-row>
        <table:table-row>
          <table:table-cell table:style-name="Tabelle1.A2" office:value-type="string">
            <text:p text:style-name="Table_20_Contents">/<text:span text:style-name="T8">game/:id</text:span></text:p>
          </table:table-cell>
          <table:table-cell table:style-name="Tabelle1.A2" office:value-type="string">
            <text:p text:style-name="P12">DELETE</text:p>
          </table:table-cell>
          <table:table-cell table:style-name="Tabelle1.C2" office:value-type="string">
            <text:p text:style-name="P12">Loescht Spiel und alle Gamestates aus dem GameKeyServer mit der ID :id. Das Spiel muss sich mit seinem Geheimniss('secret') authentifizieren.</text:p>
          </table:table-cell>
        </table:table-row>
        <table:table-row>
          <table:table-cell table:style-name="Tabelle1.A2" office:value-type="string">
            <text:p text:style-name="P12">/gamestate/:gid/:uid</text:p>
          </table:table-cell>
          <table:table-cell table:style-name="Tabelle1.A2" office:value-type="string">
            <text:p text:style-name="P12">GET</text:p>
          </table:table-cell>
          <table:table-cell table:style-name="Tabelle1.C2" office:value-type="string">
            <text:p text:style-name="P12">Liefert alle Gamestates im JSON Format eines Spiels mit der ID :gid fuer den Nutzer mit der id ID :uid.. Das Spiel muss sich mit seinem Geheimniss('secret') authentifizieren.</text:p>
          </table:table-cell>
        </table:table-row>
        <table:table-row>
          <table:table-cell table:style-name="Tabelle1.A2" office:value-type="string">
            <text:p text:style-name="Table_20_Contents">/<text:span text:style-name="T8">gamestate/:gid</text:span></text:p>
          </table:table-cell>
          <table:table-cell table:style-name="Tabelle1.A2" office:value-type="string">
            <text:p text:style-name="P12">GET</text:p>
          </table:table-cell>
          <table:table-cell table:style-name="Tabelle1.C2" office:value-type="string">
            <text:p text:style-name="P12">Liefert alle Gamestates im JSON Format eines Spiel mit der ID :gid fuer alle Nutzer. Das Spiel muss sich mit seinem Geheimniss('secret') autehntifizieren.</text:p>
          </table:table-cell>
        </table:table-row>
        <table:table-row>
          <table:table-cell table:style-name="Tabelle1.A2" office:value-type="string">
            <text:p text:style-name="Table_20_Contents">/<text:span text:style-name="T8">gamestate/:gid/:uid</text:span></text:p>
          </table:table-cell>
          <table:table-cell table:style-name="Tabelle1.A2" office:value-type="string">
            <text:p text:style-name="P12">POST</text:p>
          </table:table-cell>
          <table:table-cell table:style-name="Tabelle1.C2" office:value-type="string">
            <text:p text:style-name="P12">Speichert einen Gamestate fuer ein Spiel mit der ID :gid und einem Nutzer mit der ID :uid. Das Spiel muss sich mit seinem Geheimniss('secret') authentifizieren.</text:p>
          </table:table-cell>
        </table:table-row>
      </table:table>
      <text:p text:style-name="P8"/>
      <text:p text:style-name="P13">Weitere Informationen koennen dem Readme.txt, das dem GameKeyServer beiliegt, entnommen werden.</text:p>
      <text:p text:style-name="P13"/>
      <text:p text:style-name="P13"/>
      <text:p text:style-name="P13"/>
      <text:p text:style-name="P4"/>
      <text:p text:style-name="P9"><text:soft-page-break/><text:s/>Client-seitige Anbindung an de<text:span text:style-name="T2">n</text:span> GameKeyServer <text:span text:style-name="T2">(GameKey)</text:span></text:p>
      <text:p text:style-name="P4"/>
      <text:p text:style-name="P4">Der GameKey Client wird in DartWeb mittels eines Objekts der Klasse 'GameKey' angesprochen. Die Klasse 'GameKey' dient dem Controller dazu mit dem GameKey Server interagieren zu koennen, ohne die Details der REST-Schnittstelle kennen zu muessen.</text:p>
      <text:p text:style-name="P4"/>
      <text:p text:style-name="P4">Ein GameKey Objektzustand umfasst in unserer Implementierung</text:p>
      <text:p text:style-name="P4"/>
      <text:p text:style-name="P4">- die 'gameid' des Spiels (wird bei der Registrierung des Spiels vergeben)</text:p>
      <text:p text:style-name="P4"/>
      <text:p text:style-name="P4">- das 'secret' des Spiels (wird mit der gameid zur Authentifizierung benoetigt)</text:p>
      <text:p text:style-name="P4"/>
      <text:p text:style-name="P4">- sowie der 'uri' des GameKey Servers.</text:p>
      <text:p text:style-name="P4"/>
      <text:p text:style-name="P4">Ein 'GameKey' Objekt kann mittels eines Konstruktors erzeugt werden. Anschließend ist dieses Objekt in der Lage mit dem GameKey Server ueber eine REST-Schnittstelle zu kommunizieren. Es kapselt damit im wesentlichen die GameKey REST API fuer den Controller in Form folgender Methoden:</text:p>
      <text:p text:style-name="P4"/>
      <text:p text:style-name="P4">- registerGame() dient dazu, ein neues Spiel im GameKeyServer <text:span text:style-name="T7">anzulegen</text:span></text:p>
      <text:p text:style-name="P4"/>
      <text:p text:style-name="P4">-<text:span text:style-name="T7">registerUser() dient dazu, ein neuen Nutzer im GameKeyServer anzulegen</text:span></text:p>
      <text:p text:style-name="P4"/>
      <text:p text:style-name="P4">- getUser() dient dazu, detaillierte Informationen ueber einen Nutzer abzurufen</text:p>
      <text:p text:style-name="P4"/>
      <text:p text:style-name="P4">- authenticate() dient dazu, einen Nutzer anhand seines Namens und seines Passworts zu authentifizieren</text:p>
      <text:p text:style-name="P4"/>
      <text:p text:style-name="P7"><text:span text:style-name="T1">- </text:span>getUserId() dient dazu, auf Basis eines Nutzernamens die zugehörige Id des Nutzers zu bestimmen (da ein Nutzer diese <text:span text:style-name="T1">laengere Zahlenfolge</text:span> normalerweise niemals bewusst eingeben würde)</text:p>
      <text:p text:style-name="P7"/>
      <text:p text:style-name="P7">- <text:span text:style-name="T1">listUsers() liefert eine JSON List mit oeffentlichen Informationen ueber alle im GameKeyServer enthaltenen Nutzer</text:span></text:p>
      <text:p text:style-name="P7"/>
      <text:p text:style-name="P7">- <text:span text:style-name="T1">listGames() liefert eine JSON List mit oeffentlichen Informationen ueber alle im GameKeyServer</text:span></text:p>
      <text:p text:style-name="P4"><text:span text:style-name="T7">angelegten</text:span> Spiele</text:p>
      <text:p text:style-name="P4"/>
      <text:p text:style-name="P4">- getStates() liefert eine JSON List mit allen fuer ein Game gespeicherten Spielzustaende</text:p>
      <text:p text:style-name="P4"/>
      <text:p text:style-name="P4">- storeState() speichert fuer einen Nutzer einen JSON State</text:p>
      <text:p text:style-name="P4"/>
      <text:p text:style-name="P4"/>
      <text:p text:style-name="P4">Alle genannten Methoden arbeiten asynchron (da sie auf Netzwerkzugriffen beruhen) und lieferen daher Futures zurück. Die oben genannten Methoden decken nur den Teil der REST API ab, die für das DartWeb erforderlich ist. Die REST API wird nicht komplett durch diese Schnittstelle genutz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0:44:18.017342117</meta:creation-date>
    <dc:date>2016-07-04T21:46:56.961971736</dc:date>
    <meta:editing-duration>PT1H7M7S</meta:editing-duration>
    <meta:editing-cycles>5</meta:editing-cycles>
    <meta:generator>LibreOffice/4.4.3.2$Linux_X86_64 LibreOffice_project/40m0$Build-2</meta:generator>
    <meta:document-statistic meta:table-count="1" meta:image-count="0" meta:object-count="0" meta:page-count="3" meta:paragraph-count="72" meta:word-count="755" meta:character-count="5356" meta:non-whitespace-character-count="4668"/>
  </office:meta>
</office:document-meta>
</file>